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cdd24"/>
    </style:style>
    <style:style style:name="P2" style:family="paragraph" style:parent-style-name="Standard">
      <style:text-properties fo:font-weight="bold" officeooo:paragraph-rsid="001cdd24" style:font-weight-asian="bold" style:font-weight-complex="bold"/>
    </style:style>
    <style:style style:name="P3" style:family="paragraph" style:parent-style-name="Standard">
      <style:text-properties fo:font-weight="bold" officeooo:paragraph-rsid="00314f30" style:font-weight-asian="bold" style:font-weight-complex="bold"/>
    </style:style>
    <style:style style:name="P4" style:family="paragraph" style:parent-style-name="Standard">
      <style:text-properties fo:font-weight="bold" officeooo:paragraph-rsid="0033a4b8" style:font-weight-asian="bold" style:font-weight-complex="bold"/>
    </style:style>
    <style:style style:name="P5" style:family="paragraph" style:parent-style-name="Standard">
      <style:text-properties officeooo:paragraph-rsid="0028b006"/>
    </style:style>
    <style:style style:name="P6" style:family="paragraph" style:parent-style-name="Standard">
      <style:text-properties officeooo:paragraph-rsid="002d8c69"/>
    </style:style>
    <style:style style:name="P7" style:family="paragraph" style:parent-style-name="Standard">
      <style:text-properties fo:font-weight="normal" officeooo:paragraph-rsid="0033a4b8" style:font-weight-asian="normal" style:font-weight-complex="normal"/>
    </style:style>
    <style:style style:name="P8" style:family="paragraph" style:parent-style-name="Standard">
      <style:text-properties officeooo:paragraph-rsid="0032583c"/>
    </style:style>
    <style:style style:name="T1" style:family="text">
      <style:text-properties officeooo:rsid="001cdd24"/>
    </style:style>
    <style:style style:name="T2" style:family="text">
      <style:text-properties officeooo:rsid="001f7b9e"/>
    </style:style>
    <style:style style:name="T3" style:family="text">
      <style:text-properties officeooo:rsid="002114cc"/>
    </style:style>
    <style:style style:name="T4" style:family="text">
      <style:text-properties officeooo:rsid="00250a0d"/>
    </style:style>
    <style:style style:name="T5" style:family="text">
      <style:text-properties officeooo:rsid="0025d76f"/>
    </style:style>
    <style:style style:name="T6" style:family="text">
      <style:text-properties officeooo:rsid="002760b1"/>
    </style:style>
    <style:style style:name="T7" style:family="text">
      <style:text-properties officeooo:rsid="0028b006"/>
    </style:style>
    <style:style style:name="T8" style:family="text">
      <style:text-properties officeooo:rsid="00295576"/>
    </style:style>
    <style:style style:name="T9" style:family="text">
      <style:text-properties officeooo:rsid="0029ebec"/>
    </style:style>
    <style:style style:name="T10" style:family="text">
      <style:text-properties officeooo:rsid="002abd1d"/>
    </style:style>
    <style:style style:name="T11" style:family="text">
      <style:text-properties officeooo:rsid="002b953d"/>
    </style:style>
    <style:style style:name="T12" style:family="text">
      <style:text-properties officeooo:rsid="002d8c69"/>
    </style:style>
    <style:style style:name="T13" style:family="text">
      <style:text-properties officeooo:rsid="002f9810"/>
    </style:style>
    <style:style style:name="T14" style:family="text">
      <style:text-properties officeooo:rsid="00314f30"/>
    </style:style>
    <style:style style:name="T15" style:family="text">
      <style:text-properties officeooo:rsid="0032583c"/>
    </style:style>
    <style:style style:name="T16" style:family="text">
      <style:text-properties officeooo:rsid="0033a4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Introduction</text:span></text:p>
      <text:p text:style-name="P1"><text:span text:style-name="T1">The Charles River has been a landmark of Boston for several decades. Every fourth of July, fireworks are set off from a barge on the river while the Boston Pops Orchestra performs for half a million spectators. <text:s/></text:span><text:span text:style-name="T2">Professional rowers as well as the MIT crew team train on the river. The river also serves as a swimming area for daring MIT students. <text:s/></text:span><text:span text:style-name="T3">As well, the river is a playground for MIT chemistry students who want to understand the chemical contents of the river. </text:span></text:p>
      <text:p text:style-name="P1"><text:span text:style-name="T3"><text:tab/></text:span><text:span text:style-name="T4">It is important to monitor the presence of oxygen in the river, because the dissovled oxygen in the river provides nutrients to support certain aquatic life. <text:s/></text:span><text:span text:style-name="T5">A satisfactory dissolved oxygen (DO) level that would be about 5.0 mg/L. Most fish are able to survive at this level. Some species such as trout and small mouth bass require levels of up to 6.5 mg/L; other species such as catfish and carp only require DO levels of 2.0-3.0 mg/L. If the level falls to 3.0-4.0 mg/L, the environment of the river could be harmful to </text:span><text:span text:style-name="T6">most </text:span><text:span text:style-name="T5">fish. A dissolved oxygen level of 2.0 mg/L would cause most fish to die. </text:span></text:p>
      <text:p text:style-name="P1"><text:span text:style-name="T5"/></text:p>
      <text:p text:style-name="P8"><text:span text:style-name="T15">EEQUATION</text:span></text:p>
      <text:p text:style-name="P8"><text:span text:style-name="T15"/></text:p>
      <text:p text:style-name="P5"><text:span text:style-name="T7"><text:tab/>Another substance that should be analyzed is inorganic orthophosphate.</text:span><text:span text:style-name="T8"> </text:span><text:span text:style-name="T9">Orthophosphate </text:span><text:span text:style-name="T10">provides nutrients for eutrophication, which can be harmful to fish. </text:span><text:span text:style-name="T11">Soil erosion as well as pollution from grass can lead to increased levels of orthophosphate. </text:span></text:p>
      <text:p text:style-name="P5"><text:span text:style-name="T11"/></text:p>
      <text:p text:style-name="P8"><text:span text:style-name="T15">EQUATION </text:span></text:p>
      <text:p text:style-name="P8"><text:span text:style-name="T15"/></text:p>
      <text:p text:style-name="P6"><text:span text:style-name="T12"><text:tab/>We analyzed the DO content of the river water using titration with a colorimetric titration. We also analyzed the orthophosphate content of the river water using a modified Molybdate Blue method, originally proposed by Strickland and Parsons for Seawater. [CITE]</text:span></text:p>
      <text:p text:style-name="P6"><text:span text:style-name="T12"/></text:p>
      <text:p text:style-name="P3"><text:span text:style-name="T14">Procedures and Observations</text:span></text:p>
      <text:p text:style-name="P3"><text:span text:style-name="T14"/></text:p>
      <text:p text:style-name="P4"><text:span text:style-name="T16">Orthophostphate determination</text:span></text:p>
      <text:p text:style-name="P7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 </meta:initial-creator>
    <meta:creation-date>2011-03-12T23:55:45</meta:creation-date>
    <dc:date>2011-03-13T01:07:53</dc:date>
    <dc:creator>T </dc:creator>
    <meta:editing-duration>PT01H12M08S</meta:editing-duration>
    <meta:editing-cycles>21</meta:editing-cycles>
    <meta:generator>OpenOffice.org/3.2$Linux OpenOffice.org_project/320m19$Build-9505</meta:generator>
    <meta:document-statistic meta:table-count="0" meta:image-count="0" meta:object-count="0" meta:page-count="1" meta:paragraph-count="9" meta:word-count="274" meta:character-count="1669"/>
  </office:meta>
</office:document-meta>
</file>